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f91c6"/>
    </style:style>
    <style:style style:name="T1" style:family="text">
      <style:text-properties officeooo:rsid="001f91c6"/>
    </style:style>
    <style:style style:name="T2" style:family="text">
      <style:text-properties fo:color="#3333ff" fo:font-size="14pt" fo:font-weight="bold" officeooo:rsid="0014fa7d" style:font-size-asian="14pt" style:font-weight-asian="bold" style:font-size-complex="14pt" style:font-weight-complex="bold"/>
    </style:style>
    <style:style style:name="T3" style:family="text">
      <style:text-properties fo:color="#3333ff" fo:font-size="14pt" fo:font-weight="bold" officeooo:rsid="0017a3cb" style:font-size-asian="14pt" style:font-weight-asian="bold" style:font-size-complex="14pt" style:font-weight-complex="bold"/>
    </style:style>
    <style:style style:name="T4" style:family="text">
      <style:text-properties fo:color="#3333ff" fo:font-size="14pt" fo:font-weight="bold" officeooo:rsid="0018a4ef" style:font-size-asian="14pt" style:font-weight-asian="bold" style:font-size-complex="14pt" style:font-weight-complex="bold"/>
    </style:style>
    <style:style style:name="T5" style:family="text">
      <style:text-properties fo:color="#3333ff" fo:font-size="14pt" fo:font-weight="bold" officeooo:rsid="001f91c6" style:font-size-asian="14pt" style:font-weight-asian="bold" style:font-size-complex="14pt" style:font-weight-complex="bold"/>
    </style:style>
    <style:style style:name="T6" style:family="text">
      <style:text-properties fo:color="#3333ff" fo:font-size="14pt" fo:font-weight="bold" officeooo:rsid="001feb66" style:font-size-asian="14pt" style:font-weight-asian="bold" style:font-size-complex="14pt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<text:tab/><text:tab/><text:span text:style-name="T2">DOCKER-</text:span><text:span text:style-name="T5">ALLUXIO</text:span><text:span text:style-name="T2">-</text:span><text:span text:style-name="T3">EDGE</text:span><text:span text:style-name="T2">-PROJECT</text:span></text:p>
      <text:p text:style-name="P1"><text:span text:style-name="T2"><text:tab/> <text:s text:c="8"/><text:tab/><text:tab/></text:span><text:span text:style-name="T4">=============================</text:span><text:span text:style-name="T5">==</text:span></text:p>
      <text:p text:style-name="P1"><text:span text:style-name="T5"/></text:p>
      <text:p text:style-name="P1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17:08:09.664698904</meta:creation-date>
    <dc:date>2019-02-01T17:12:57.003266111</dc:date>
    <meta:editing-duration>PT4M52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73" meta:non-whitespace-character-count="58"/>
  </office:meta>
</office:document-meta>
</file>